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509" officeooo:paragraph-rsid="00189509"/>
    </style:style>
    <style:style style:name="P2" style:family="paragraph" style:parent-style-name="Standard">
      <style:text-properties officeooo:paragraph-rsid="00189509"/>
    </style:style>
    <style:style style:name="T1" style:family="text">
      <style:text-properties officeooo:rsid="001895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[SESSION1]<text:tab/><text:tab/><text:tab/><text:tab/><text:tab/><text:tab/></text:span></text:p>
      <text:p text:style-name="P1">Independance<text:tab/><text:tab/><text:tab/><text:tab/><text:tab/><text:tab/></text:p>
      <text:p text:style-name="P1">Essai1<text:tab/><text:tab/>;<text:tab/>RL<text:tab/>;<text:tab/>Manuel<text:tab/>;<text:tab/>NON EFFECTUÉ</text:p>
      <text:p text:style-name="P1">Essai2<text:tab/><text:tab/>;<text:tab/>RL<text:tab/>;<text:tab/>Manuel<text:tab/>;<text:tab/>NON EFFECTUÉ</text:p>
      <text:p text:style-name="P1">Essai3<text:tab/><text:tab/>;<text:tab/>RR<text:tab/>;<text:tab/>Manuel<text:tab/>;<text:tab/>NON EFFECTUÉ</text:p>
      <text:p text:style-name="P1">Essai4<text:tab/><text:tab/>;<text:tab/>RR<text:tab/>;<text:tab/>Manuel<text:tab/>;<text:tab/>NON EFFECTUÉ</text:p>
      <text:p text:style-name="P1">Essai5<text:tab/><text:tab/>;<text:tab/>LR<text:tab/>;<text:tab/>Manuel<text:tab/>;<text:tab/>NON EFFECTUÉ</text:p>
      <text:p text:style-name="P1">Essai6<text:tab/><text:tab/>;<text:tab/>LL<text:tab/>;<text:tab/>Manuel<text:tab/>;<text:tab/>NON EFFECTUÉ</text:p>
      <text:p text:style-name="P1">Essai7<text:tab/><text:tab/>;<text:tab/>RR<text:tab/>;<text:tab/>Manuel<text:tab/>;<text:tab/>NON EFFECTUÉ</text:p>
      <text:p text:style-name="P1">Essai8<text:tab/><text:tab/>;<text:tab/>RL<text:tab/>;<text:tab/>Manuel<text:tab/>;<text:tab/>NON EFFECTUÉ</text:p>
      <text:p text:style-name="P1">Essai9<text:tab/><text:tab/>;<text:tab/>RR<text:tab/>;<text:tab/>Manuel<text:tab/>;<text:tab/>NON EFFECTUÉ</text:p>
      <text:p text:style-name="P1">Essai10<text:tab/>;<text:tab/>LL<text:tab/>;<text:tab/>Manuel<text:tab/>;<text:tab/>NON EFFECTUÉ</text:p>
      <text:p text:style-name="P1">Essai11<text:tab/>;<text:tab/>LR<text:tab/>;<text:tab/>Manuel<text:tab/>;<text:tab/>NON EFFECTUÉ</text:p>
      <text:p text:style-name="P1">Essai12<text:tab/>;<text:tab/>RR<text:tab/>;<text:tab/>Manuel<text:tab/>;<text:tab/>NON EFFECTUÉ</text:p>
      <text:p text:style-name="P1">Essai13<text:tab/>;<text:tab/>LR<text:tab/>;<text:tab/>Manuel<text:tab/>;<text:tab/>NON EFFECTUÉ</text:p>
      <text:p text:style-name="P1">Essai14<text:tab/>;<text:tab/>LR<text:tab/>;<text:tab/>Manuel<text:tab/>;<text:tab/>NON EFFECTUÉ</text:p>
      <text:p text:style-name="P1">Essai15<text:tab/>;<text:tab/>RL<text:tab/>;<text:tab/>Manuel<text:tab/>;<text:tab/>NON EFFECTUÉ</text:p>
      <text:p text:style-name="P1">Essai16<text:tab/>;<text:tab/>LL<text:tab/>;<text:tab/>Manuel<text:tab/>;<text:tab/>NON EFFECTUÉ</text:p>
      <text:p text:style-name="P1">Essai17<text:tab/>;<text:tab/>LL<text:tab/>;<text:tab/>Manuel<text:tab/>;<text:tab/>NON EFFECTUÉ</text:p>
      <text:p text:style-name="P1">Essai18<text:tab/>;<text:tab/>LR<text:tab/>;<text:tab/>Manuel<text:tab/>;<text:tab/>NON EFFECTUÉ</text:p>
      <text:p text:style-name="P1">Essai19<text:tab/>;<text:tab/>RR<text:tab/>;<text:tab/>Manuel<text:tab/>;<text:tab/>NON EFFECTUÉ</text:p>
      <text:p text:style-name="P1">Essai20<text:tab/>;<text:tab/>LL<text:tab/>;<text:tab/>Manuel<text:tab/>;<text:tab/>NON EFFECTUÉ</text:p>
      <text:p text:style-name="P1">Essai21<text:tab/>;<text:tab/>RR<text:tab/>;<text:tab/>Manuel<text:tab/>;<text:tab/>NON EFFECTUÉ</text:p>
      <text:p text:style-name="P1">Essai22<text:tab/>;<text:tab/>LL<text:tab/>;<text:tab/>Manuel<text:tab/>;<text:tab/>NON EFFECTUÉ</text:p>
      <text:p text:style-name="P1">Essai23<text:tab/>;<text:tab/>LR<text:tab/>;<text:tab/>Manuel<text:tab/>;<text:tab/>NON EFFECTUÉ</text:p>
      <text:p text:style-name="P1">Essai24<text:tab/>;<text:tab/>RL<text:tab/>;<text:tab/>Manuel<text:tab/>;<text:tab/>NON EFFECTUÉ</text:p>
      <text:p text:style-name="P1">Essai25<text:tab/>;<text:tab/>RR<text:tab/>;<text:tab/>Manuel<text:tab/>;<text:tab/>NON EFFECTUÉ</text:p>
      <text:p text:style-name="P1">Essai26<text:tab/>;<text:tab/>RL<text:tab/>;<text:tab/>Manuel<text:tab/>;<text:tab/>NON EFFECTUÉ</text:p>
      <text:p text:style-name="P1">Essai27<text:tab/>;<text:tab/>LR<text:tab/>;<text:tab/>Manuel<text:tab/>;<text:tab/>NON EFFECTUÉ</text:p>
      <text:p text:style-name="P1">Essai28<text:tab/>;<text:tab/>RR<text:tab/>;<text:tab/>Manuel<text:tab/>;<text:tab/>NON EFFECTUÉ</text:p>
      <text:p text:style-name="P1">Essai29<text:tab/>;<text:tab/>LL<text:tab/>;<text:tab/>Manuel<text:tab/>;<text:tab/>NON EFFECTUÉ</text:p>
      <text:p text:style-name="P1">Essai30<text:tab/>;<text:tab/>LR<text:tab/>;<text:tab/>Manuel<text:tab/>;<text:tab/>NON EFFECTUÉ</text:p>
      <text:p text:style-name="P1">Essai31<text:tab/>;<text:tab/>RR<text:tab/>;<text:tab/>Manuel<text:tab/>;<text:tab/>NON EFFECTUÉ</text:p>
      <text:p text:style-name="P1">Essai32<text:tab/>;<text:tab/>LL<text:tab/>;<text:tab/>Manuel<text:tab/>;<text:tab/>NON EFFECTUÉ</text:p>
      <text:p text:style-name="P1">Essai33<text:tab/>;<text:tab/>LR<text:tab/>;<text:tab/>Manuel<text:tab/>;<text:tab/>NON EFFECTUÉ</text:p>
      <text:p text:style-name="P1">Essai34<text:tab/>;<text:tab/>RR<text:tab/>;<text:tab/>Manuel<text:tab/>;<text:tab/>NON EFFECTUÉ</text:p>
      <text:p text:style-name="P1">Essai35<text:tab/>;<text:tab/>RL<text:tab/>;<text:tab/>Manuel<text:tab/>;<text:tab/>NON EFFECTUÉ</text:p>
      <text:p text:style-name="P1">Essai36<text:tab/>;<text:tab/>LL<text:tab/>;<text:tab/>Manuel<text:tab/>;<text:tab/>NON EFFECTUÉ</text:p>
      <text:p text:style-name="P1">Essai37<text:tab/>;<text:tab/>RL<text:tab/>;<text:tab/>Manuel<text:tab/>;<text:tab/>NON EFFECTUÉ</text:p>
      <text:p text:style-name="P1">Essai38<text:tab/>;<text:tab/>LL<text:tab/>;<text:tab/>Manuel<text:tab/>;<text:tab/>NON EFFECTUÉ</text:p>
      <text:p text:style-name="P1">Essai39<text:tab/>;<text:tab/>RL<text:tab/>;<text:tab/>Manuel<text:tab/>;<text:tab/>NON EFFECTUÉ</text:p>
      <text:p text:style-name="P1">Essai40<text:tab/>;<text:tab/>LR<text:tab/>;<text:tab/>Manuel<text:tab/>;<text:tab/>NON EFFECTU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1:23:52.708395063</meta:creation-date>
    <dc:date>2018-01-16T11:25:40.223703781</dc:date>
    <meta:editing-duration>PT1M47S</meta:editing-duration>
    <meta:editing-cycles>1</meta:editing-cycles>
    <meta:document-statistic meta:table-count="0" meta:image-count="0" meta:object-count="0" meta:page-count="1" meta:paragraph-count="42" meta:word-count="322" meta:character-count="1474" meta:non-whitespace-character-count="1173"/>
    <meta:generator>LibreOffice/5.1.6.2$Linux_X86_64 LibreOffice_project/10m0$Build-2</meta:generator>
  </office:meta>
</office:document-meta>
</file>